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language="ru" fo:country="RU" style:font-size-asian="24pt" style:font-size-complex="24pt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color="#000000" style:font-name="Calibri Light" fo:font-size="26pt" fo:language="ru" fo:country="RU" style:font-size-asian="26pt" style:font-name-complex="F" style:font-size-complex="16pt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Heading" style:master-page-name="Standard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ru" style:country-asian="RU" style:font-name-complex="F"/>
    </style:style>
    <style:style style:name="T3" style:family="text">
      <style:text-properties fo:language="en" fo:country="US"/>
    </style:style>
    <style:style style:name="T4" style:family="text">
      <style:text-properties text:display="none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Оглавление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127_2071887443">Ходьба WASD<text:tab/>2</text:a></text:p>
          <text:p text:style-name="P5"><text:a xlink:type="simple" xlink:href="#__RefHeading__129_2071887443">Прыжки SPACE<text:tab/>3</text:a></text:p>
          <text:p text:style-name="P5"><text:a xlink:type="simple" xlink:href="#__RefHeading__131_2071887443">Повороты<text:tab/>4</text:a></text:p>
          <text:p text:style-name="P5"><text:a xlink:type="simple" xlink:href="#__RefHeading__133_2071887443">Взятие предмета в руки E<text:tab/>5</text:a></text:p>
          <text:p text:style-name="P5"><text:a xlink:type="simple" xlink:href="#__RefHeading__135_2071887443">Камера игрока<text:tab/>6</text:a></text:p>
          <text:p text:style-name="P5"><text:a xlink:type="simple" xlink:href="#__RefHeading__137_2071887443">Превращение в prop F<text:tab/>7</text:a></text:p>
          <text:p text:style-name="P5"><text:a xlink:type="simple" xlink:href="#__RefHeading__139_2071887443">Поворот камеры<text:tab/>8</text:a></text:p>
        </text:index-body>
      </text:table-of-content>
      <text:p text:style-name="Standard"><text:a xlink:type="simple" xlink:href="#_Toc57054690" text:style-name="Internet_20_link" text:visited-style-name="Visited_20_Internet_20_Link"/></text:p>
      <text:p text:style-name="P1"/>
      <text:p text:style-name="P1"/>
      <text:list xml:id="list6337627635584023470" text:style-name="Outline">
        <text:list-item>
          <text:h text:style-name="P6" text:outline-level="1"><text:bookmark-start text:name="__RefHeading__127_2071887443"/><text:bookmark-start text:name="Bookmark"/><text:span text:style-name="T1">Ходьба </text:span><text:span text:style-name="T3">WASD</text:span><text:bookmark-end text:name="__RefHeading__127_2071887443"/><text:bookmark-end text:name="Bookmark"/></text:h>
        </text:list-item>
      </text:list>
      <text:p text:style-name="Standard"><text:span text:style-name="T5">Игрок может двигаться по всем направлениям. При этом направление движения вперёд будет совпадать с направлением камеры (без </text:span><text:span text:style-name="T6">Y </text:span><text:span text:style-name="T5">оси).</text:span></text:p>
      <text:p text:style-name="Standard"><text:span text:style-name="T5">Игрок может двигаться в воздухе. Скорость движения ограничивается и в воздухе и на земле. Скорости трения об предметы и поверхность земли нет. Только трение об воздух.</text:span></text:p>
      <text:p text:style-name="P2"/>
      <text:list xml:id="list39307143" text:continue-numbering="true" text:style-name="Outline">
        <text:list-item>
          <text:h text:style-name="P6" text:outline-level="1"><text:bookmark-start text:name="__RefHeading__129_2071887443"/><text:bookmark-start text:name="Bookmark1"/><text:span text:style-name="T1">Прыжки</text:span><text:span text:style-name="T3"> SPACE</text:span><text:bookmark-end text:name="__RefHeading__129_2071887443"/><text:bookmark-end text:name="Bookmark1"/></text:h>
        </text:list-item>
      </text:list>
      <text:p text:style-name="Standard"><text:span text:style-name="T1">Игрок может прыгать через 0.5 секунды после приземления.</text:span><text:span text:style-name="T3"> </text:span><text:span text:style-name="T1">Игрок может прыгнуть, если он стоит на предмете (угол нормали столкновения предмета не больше (меньше) определённого значения) </text:span></text:p>
      <text:p text:style-name="P3"/>
      <text:list xml:id="list39318092" text:continue-numbering="true" text:style-name="Outline">
        <text:list-item>
          <text:h text:style-name="P6" text:outline-level="1"><text:bookmark-start text:name="__RefHeading__131_2071887443"/><text:bookmark-start text:name="Bookmark2"/><text:span text:style-name="T1">Повороты</text:span><text:bookmark-end text:name="__RefHeading__131_2071887443"/><text:bookmark-end text:name="Bookmark2"/></text:h>
        </text:list-item>
      </text:list>
      <text:p text:style-name="Standard"><text:span text:style-name="T1">Игрок при предвижении может произвольно вращаться (или нет). При этом игрок может вручную поворачивать свой </text:span><text:span text:style-name="T3">prop</text:span><text:span text:style-name="T1">. <text:s/>Если игрок держит в руках другой </text:span><text:span text:style-name="T3">prop</text:span><text:span text:style-name="T1">, то он вращает его, а не себя.</text:span></text:p>
      <text:list xml:id="list39323720" text:continue-numbering="true" text:style-name="Outline">
        <text:list-item>
          <text:h text:style-name="P6" text:outline-level="1"><text:bookmark-start text:name="__RefHeading__133_2071887443"/><text:bookmark-start text:name="Bookmark3"/><text:span text:style-name="T1">Взятие предмета в руки</text:span><text:bookmark-end text:name="Bookmark3"/><text:span text:style-name="T1"> </text:span><text:span text:style-name="T3">E</text:span><text:bookmark-end text:name="__RefHeading__133_2071887443"/></text:h>
        </text:list-item>
      </text:list>
      <text:p text:style-name="Standard"><text:span text:style-name="T1">Игрок может взять любой предмет в определённом радиусе от себя (Зависит от массы текущего предмета). Игрок не может взять предмет, масса которого превышает его собственную. Чем больше разница между массами игрока и предмета – тем меньше радиус, в котором можно его взять. Предметы, которые можно взять в руки будут подсвечиваться. </text:span></text:p>
      <text:p text:style-name="P3"/>
      <text:list xml:id="list39293873" text:continue-numbering="true" text:style-name="Outline">
        <text:list-item>
          <text:h text:style-name="P6" text:outline-level="1"><text:bookmark-start text:name="__RefHeading__135_2071887443"/><text:span text:style-name="T1">Камера игрока</text:span><text:bookmark-end text:name="__RefHeading__135_2071887443"/></text:h>
        </text:list-item>
      </text:list>
      <text:p text:style-name="Standard"><text:span text:style-name="T1">Камеру можно повернуть с любой стороны. Все предметы между игроком и камерой становятся полупрозрачными.</text:span></text:p>
      <text:p text:style-name="P3">Камера приближается ближе к игроку, если между ними предмет. Камера наводится на точку над игроком.</text:p>
      <text:p text:style-name="P3">недостатки:</text:p>
      <text:p text:style-name="P3"><text:tab/>если объект игрока попадает в промежуток между точкой и камерой, объект игрока не будет попадать в камеру. Если же сделать так, чтобы объект игнорировался, то камера будет находиться в игроке, если объект стоит на земле, и камера находится под игроком.</text:p>
      <text:p text:style-name="P3">Как вариант, можно сделать </text:p>
      <text:p text:style-name="P4"/>
      <text:p text:style-name="P4"><text:bookmark-start text:name="Bookmark4"/></text:p>
      <text:list xml:id="list39295186" text:continue-numbering="true" text:style-name="Outline">
        <text:list-item>
          <text:h text:style-name="P6" text:outline-level="1"><text:bookmark-start text:name="__RefHeading__137_2071887443"/><text:span text:style-name="T1">Превращение в </text:span><text:span text:style-name="T3">prop</text:span><text:span text:style-name="T1"> </text:span><text:span text:style-name="T3">F</text:span><text:bookmark-end text:name="Bookmark4"/><text:bookmark-end text:name="__RefHeading__137_2071887443"/></text:h>
        </text:list-item>
      </text:list>
      <text:p text:style-name="Standard"><text:span text:style-name="T1">Персонаж может превратиться в любой проп, который держит в руке.</text:span></text:p>
      <text:p text:style-name="P3"/>
      <text:list xml:id="list39298333" text:continue-numbering="true" text:style-name="Outline">
        <text:list-item>
          <text:h text:style-name="P6" text:outline-level="1"><text:bookmark-start text:name="__RefHeading__139_2071887443"/><text:span text:style-name="T1">Поворот камеры</text:span><text:bookmark-end text:name="__RefHeading__139_2071887443"/>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000000" style:font-name="Calibri Light" fo:font-size="26pt" style:font-size-asian="26pt" style:font-name-complex="F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language="ru" fo:country="RU" fo:font-weight="bold" style:font-size-asian="16pt" style:language-asian="ru" style:country-asian="RU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Calibri Light" fo:font-size="26pt" style:font-size-asian="26pt" style:font-name-complex="F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tall</meta:initial-creator>
    <meta:editing-cycles>255</meta:editing-cycles>
    <meta:creation-date>2020-11-22T23:10:00</meta:creation-date>
    <dc:date>2021-02-06T19:08:11.43</dc:date>
    <meta:editing-duration>P1DT21H26M6S</meta:editing-duration>
    <meta:generator>OpenOffice/4.1.7$Win32 OpenOffice.org_project/417m1$Build-9800</meta:generator>
    <meta:document-statistic meta:table-count="0" meta:image-count="0" meta:object-count="0" meta:page-count="8" meta:paragraph-count="26" meta:word-count="278" meta:character-count="17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